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3c4c078" officeooo:paragraph-rsid="043c63a9" style:font-style-asian="normal" style:font-style-complex="normal"/>
    </style:style>
    <style:style style:name="P5" style:family="paragraph" style:parent-style-name="Text_20_body">
      <style:text-properties officeooo:rsid="03eabd9d" officeooo:paragraph-rsid="04181739"/>
    </style:style>
    <style:style style:name="P6" style:family="paragraph" style:parent-style-name="Text_20_body">
      <style:text-properties officeooo:rsid="03cd6312" officeooo:paragraph-rsid="03e2b749"/>
    </style:style>
    <style:style style:name="P7" style:family="paragraph" style:parent-style-name="Heading_20_2">
      <style:text-properties officeooo:rsid="03bd9aad" officeooo:paragraph-rsid="03e2b749"/>
    </style:style>
    <style:style style:name="P8" style:family="paragraph" style:parent-style-name="Heading_20_2">
      <style:text-properties officeooo:rsid="03bd9aad" officeooo:paragraph-rsid="043c63a9"/>
    </style:style>
    <style:style style:name="P9" style:family="paragraph" style:parent-style-name="Standard">
      <style:text-properties officeooo:rsid="03f1c668" officeooo:paragraph-rsid="03f1c668"/>
    </style:style>
    <style:style style:name="P10" style:family="paragraph" style:parent-style-name="Text_20_body">
      <style:paragraph-properties fo:text-align="end" style:justify-single-word="false" style:writing-mode="rl-tb"/>
      <style:text-properties officeooo:paragraph-rsid="042f394f"/>
    </style:style>
    <style:style style:name="P11" style:family="paragraph" style:parent-style-name="Heading_20_1">
      <style:text-properties officeooo:rsid="03ada89d" officeooo:paragraph-rsid="043bb141"/>
    </style:style>
    <style:style style:name="P12" style:family="paragraph" style:parent-style-name="Heading_20_2">
      <style:text-properties officeooo:paragraph-rsid="043f39e8"/>
    </style:style>
    <style:style style:name="P13" style:family="paragraph" style:parent-style-name="Heading_20_2">
      <style:text-properties officeooo:rsid="03bd9aad" officeooo:paragraph-rsid="043f6844"/>
    </style:style>
    <style:style style:name="P14" style:family="paragraph" style:parent-style-name="Heading_20_2">
      <style:text-properties officeooo:paragraph-rsid="043f6844"/>
    </style:style>
    <style:style style:name="P15" style:family="paragraph" style:parent-style-name="Heading_20_2">
      <style:paragraph-properties fo:text-align="end" style:justify-single-word="false" style:writing-mode="rl-tb"/>
      <style:text-properties fo:font-style="normal" officeooo:rsid="0411fb25" officeooo:paragraph-rsid="043f6844" style:font-style-asian="normal" style:font-style-complex="normal"/>
    </style:style>
    <style:style style:name="P16" style:family="paragraph" style:parent-style-name="Text_20_body">
      <style:text-properties officeooo:paragraph-rsid="043f39e8"/>
    </style:style>
    <style:style style:name="P17" style:family="paragraph" style:parent-style-name="Text_20_body">
      <style:text-properties officeooo:rsid="0411fb25" officeooo:paragraph-rsid="0411fb25"/>
    </style:style>
    <style:style style:name="P18" style:family="paragraph" style:parent-style-name="Text_20_body">
      <style:text-properties officeooo:rsid="0411fb25" officeooo:paragraph-rsid="043f6844"/>
    </style:style>
    <style:style style:name="P19" style:family="paragraph" style:parent-style-name="Text_20_body">
      <style:text-properties officeooo:rsid="041c2c23" officeooo:paragraph-rsid="043f6844"/>
    </style:style>
    <style:style style:name="P20" style:family="paragraph" style:parent-style-name="Text_20_body">
      <style:text-properties officeooo:rsid="0428f079" officeooo:paragraph-rsid="043f6844"/>
    </style:style>
    <style:style style:name="P21" style:family="paragraph" style:parent-style-name="Text_20_body">
      <style:text-properties officeooo:paragraph-rsid="043f6844"/>
    </style:style>
    <style:style style:name="P22" style:family="paragraph" style:parent-style-name="Text_20_body" style:list-style-name="WWNum1">
      <style:paragraph-properties fo:text-align="end" style:justify-single-word="false" style:writing-mode="rl-tb"/>
      <style:text-properties officeooo:paragraph-rsid="042f394f"/>
    </style:style>
    <style:style style:name="P23" style:family="paragraph" style:parent-style-name="Text_20_body">
      <style:paragraph-properties fo:text-align="end" style:justify-single-word="false" style:writing-mode="rl-tb"/>
      <style:text-properties officeooo:paragraph-rsid="043f39e8"/>
    </style:style>
    <style:style style:name="P24" style:family="paragraph" style:parent-style-name="Text_20_body">
      <style:paragraph-properties fo:text-align="end" style:justify-single-word="false" style:writing-mode="rl-tb"/>
      <style:text-properties fo:font-style="normal" officeooo:rsid="0411fb25" officeooo:paragraph-rsid="043f39e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3cf7497" style:font-style-asian="italic" style:font-style-complex="italic"/>
    </style:style>
    <style:style style:name="T3" style:family="text">
      <style:text-properties officeooo:rsid="03cdcb80"/>
    </style:style>
    <style:style style:name="T4" style:family="text">
      <style:text-properties officeooo:rsid="03ceb7a0"/>
    </style:style>
    <style:style style:name="T5" style:family="text">
      <style:text-properties officeooo:rsid="03d0d300"/>
    </style:style>
    <style:style style:name="T6" style:family="text">
      <style:text-properties officeooo:rsid="03d6b688"/>
    </style:style>
    <style:style style:name="T7" style:family="text">
      <style:text-properties officeooo:rsid="03e77197"/>
    </style:style>
    <style:style style:name="T8" style:family="text">
      <style:text-properties officeooo:rsid="03f692fd"/>
    </style:style>
    <style:style style:name="T9" style:family="text">
      <style:text-properties officeooo:rsid="040f0821"/>
    </style:style>
    <style:style style:name="T10" style:family="text">
      <style:text-properties officeooo:rsid="040f854d"/>
    </style:style>
    <style:style style:name="T11" style:family="text">
      <style:text-properties officeooo:rsid="041045fb"/>
    </style:style>
    <style:style style:name="T12" style:family="text">
      <style:text-properties officeooo:rsid="0416131a"/>
    </style:style>
    <style:style style:name="T13" style:family="text">
      <style:text-properties officeooo:rsid="0417594d"/>
    </style:style>
    <style:style style:name="T14" style:family="text">
      <style:text-properties officeooo:rsid="041947b9"/>
    </style:style>
    <style:style style:name="T15" style:family="text">
      <style:text-properties fo:font-weight="normal" style:font-weight-asian="normal" style:font-weight-complex="normal"/>
    </style:style>
    <style:style style:name="T16" style:family="text">
      <style:text-properties fo:font-weight="normal" officeooo:rsid="04314931" style:font-weight-asian="normal" style:font-weight-complex="normal"/>
    </style:style>
    <style:style style:name="T17" style:family="text">
      <style:text-properties fo:font-weight="normal" officeooo:rsid="0452655e" style:font-weight-asian="normal" style:font-weight-complex="normal"/>
    </style:style>
    <style:style style:name="T18" style:family="text">
      <style:text-properties fo:font-weight="normal" officeooo:rsid="04552b70" style:font-weight-asian="normal" style:font-weight-complex="normal"/>
    </style:style>
    <style:style style:name="T19" style:family="text">
      <style:text-properties officeooo:rsid="042f394f"/>
    </style:style>
    <style:style style:name="T20" style:family="text">
      <style:text-properties officeooo:rsid="04354e81"/>
    </style:style>
    <style:style style:name="T21" style:family="text">
      <style:text-properties officeooo:rsid="0435d806"/>
    </style:style>
    <style:style style:name="T22" style:family="text">
      <style:text-properties officeooo:rsid="0452655e"/>
    </style:style>
    <style:style style:name="T23" style:family="text">
      <style:text-properties officeooo:rsid="04552b70"/>
    </style:style>
    <style:style style:name="T24" style:family="text">
      <style:text-properties officeooo:rsid="04595b81"/>
    </style:style>
    <style:style style:name="T25" style:family="text">
      <style:text-properties officeooo:rsid="044b1481"/>
    </style:style>
    <style:style style:name="T26" style:family="text">
      <style:text-properties officeooo:rsid="0439571f"/>
    </style:style>
    <style:style style:name="T27" style:family="text">
      <style:text-properties officeooo:rsid="043a471e"/>
    </style:style>
    <style:style style:name="T28" style:family="text">
      <style:text-properties officeooo:rsid="03bd9aad"/>
    </style:style>
    <style:style style:name="T29" style:family="text">
      <style:text-properties fo:color="#000000" style:font-name="Monospace" fo:font-size="12pt" fo:font-style="normal" fo:font-weight="normal" officeooo:rsid="045a2676" style:font-name-asian="Noto Sans CJK SC Regular" style:font-size-asian="12pt" style:font-style-asian="normal" style:font-weight-asian="normal" style:font-name-complex="Nachlieli CLM1" style:font-size-complex="16pt" style:font-style-complex="normal" style:font-weight-complex="normal"/>
    </style:style>
    <style:style style:name="T30" style:family="text">
      <style:text-properties officeooo:rsid="04562abf"/>
    </style:style>
    <style:style style:name="T31" style:family="text">
      <style:text-properties officeooo:rsid="041d0c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9">מטלה</text:span> <text:span text:style-name="T10">- שידוכים יציבים</text:span></text:h>
      <text:p text:style-name="P3">יש לענות על שאלה אחת<text:span text:style-name="T3"> לבחירתכם</text:span>.</text:p>
      <text:p text:style-name="Heading_20_2">שאלה 2. <text:s/><text:span text:style-name="T19">תיכנון מערכת ל</text:span>שיבוץ</text:p>
      <text:p text:style-name="P10">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1614444183" text:style-name="WWNum1">
        <text:list-item>
          <text:p text:style-name="P22">המערכת יכולה לשבץ כמה מתנדבות לכל מקום-שירות, בהתאם למספר התקנים במקום-השירות (מספר התקנים הוא בין 1 ל-100).</text:p>
        </text:list-item>
        <text:list-item>
          <text:p text:style-name="P22">הפלט אמור להתקבל במהירות - דקות ספורות לאחר שכל המתנדבות ומקומות-השירות סיימו להקליד את הקלט.</text:p>
        </text:list-item>
        <text:list-item>
          <text:p text:style-name="P22">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22">בשלב הקלט, אף מתנדבת לא יכולה לשפר את מצבה על-ידי הכנסת קלט לא אמיתי.</text:p>
        </text:list-item>
      </text:list>
      <text:p text:style-name="P10">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10"><text:span text:style-name="T15">א</text:span>. מהו הקלט למערכת? מה הם מסכי-הקלט הדרושים, מי צריך להשתמש בכל מסך ומה בדיוק להקליד שם? תנו דוגמה לכל מסך.</text:p>
      <text:p text:style-name="P10"><text:span text:style-name="T15">ב</text:span>. לאחר שכל המשתתפים סיימו להקליד את הקלט, איך בדיוק מתבצע האלגוריתם? הדגימו את פעולת האלגוריתם והפלט שלו על הקלט של סעיף א.</text:p>
      <text:p text:style-name="P10"><text:span text:style-name="T16">ג</text:span>. הוכיחו שהאלגוריתם מקיים את תכונה 2 ע"י חישוב סיבוכיות זמן הריצה שלו.</text:p>
      <text:p text:style-name="P10"/>
      <text:p text:style-name="P16"/>
      <text:p text:style-name="P12">שאלה 2. <text:s/><text:span text:style-name="T19">תיכנון מערכת לשידוך יציב</text:span></text:p>
      <text:p text:style-name="P23">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text:p>
      <text:p text:style-name="P23"><text:span text:style-name="T22">א. </text:span>תארו את המערכת בפירוט <text:span text:style-name="T22">באופן ש</text:span>ראש הרשות לשירות לאומי יוכל להבין.</text:p>
      <text:p text:style-name="P23"><text:span text:style-name="T17">ב</text:span>. מהו הקלט למערכת? מה הם מסכי-הקלט הדרושים, מי צריך להשתמש בכל מסך ומה בדיוק להקליד שם? תנו דוגמה לכל מסך.</text:p>
      <text:p text:style-name="P23"><text:soft-page-break/><text:span text:style-name="T18">ג</text:span>. <text:span text:style-name="T23">מתי ואיך בדיוק מתבצע האלגוריתם, ואיך נראה הפלט?</text:span></text:p>
      <text:p text:style-name="P24"/>
      <text:p text:style-name="P7">שאלה <text:span text:style-name="T20">5</text:span>: <text:span text:style-name="T7">אלגוריתם קבלה-על-תנאי</text:span></text:p>
      <text:p text:style-name="P5">א. <text:span text:style-name="T12">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6"><text:span text:style-name="T14">ב. </text:span>הוכיחו <text:span text:style-name="T4">ש</text:span>אלגוריתם קבלה על-תנאי <text:span text:style-name="T5">כשהמחלקות מציעות</text:span>, מחזיר את השידוך<text:span text:style-name="T6"> היציב</text:span> <text:span text:style-name="T1">הכי גרוע עבור </text:span><text:span text:style-name="T2">הסטודנטים </text:span>מכל השידוכים היציבים<text:span text:style-name="T6"> (רמז: הוכיחו שכל שידוך יציב שהוא הכי טוב עבור המחלקות, הוא הכי גרוע עבור הסטודנטים).</text:span></text:p>
      <text:p text:style-name="P9">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8">שאלה <text:span text:style-name="T21">6</text:span>: <text:span text:style-name="T8">שידוך יציב לפי גובה</text:span></text:p>
      <text:p text:style-name="P4">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1"> הוכיחו שהוא אמיתי.</text:span></text:p>
      <text:p text:style-name="P17">בניגוד למטלות הקודמות, הפעם אתם תגדירו את מבני-הנתונים הדרושים, <text:span text:style-name="T13">פורמט </text:span>הקלט <text:span text:style-name="T13">ו</text:span>הפלט.</text:p>
      <text:p text:style-name="P13"/>
      <text:p text:style-name="P14">שאלה <text:span text:style-name="T24">7</text:span>: <text:span text:style-name="T25">בדיקת יציבות בפייתון</text:span></text:p>
      <text:p text:style-name="P18">כיתבו <text:span text:style-name="T26">פונקציה בפייתון,</text:span> המקבל<text:span text:style-name="T26">ת</text:span> שידוך ובודק<text:span text:style-name="T26">ת</text:span> אם הוא יציב. <text:span text:style-name="T27">בדקו את הפונקציה בעזרת doctest.</text:span></text:p>
      <text:p text:style-name="P21"/>
      <text:p text:style-name="P14"><text:span text:style-name="T28">שאלה </text:span><text:span text:style-name="T29">2</text:span><text:span text:style-name="T30">: מי נשאר בחוץ?</text:span></text:p>
      <text:p text:style-name="P19">נניח שמספר הסטודנטים גדול ממספר המחלקות (ובכל מחלקה יש מקום אחד). במצב זה, בכל שידוך, חלק מהסטודנטים יישארו בחוץ.</text:p>
      <text:p text:style-name="P19">א. הראו דוגמה עם <text:span text:style-name="T31">3</text:span> סטודנטים ו-<text:span text:style-name="T31">2</text:span> מחלקות, שבה יש לפחות שני שידוכים יציבים. מיצאו את שניהם והראו איזה סטודנט נשאר בחוץ בכל שידוך יציב.</text:p>
      <text:p text:style-name="P19">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p text:style-name="P20">אם אתם נתקעים, קיראו בויקיפדיה על "Rural hospitals theorem".</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0-12-30T13:35:11.593312117</dc:date>
    <meta:editing-duration>P11DT2H45M17S</meta:editing-duration>
    <meta:editing-cycles>979</meta:editing-cycles>
    <dc:creator>Erel Segal-Halevi</dc:creator>
    <meta:document-statistic meta:table-count="0" meta:image-count="0" meta:object-count="0" meta:page-count="2" meta:paragraph-count="33" meta:word-count="597" meta:character-count="3428" meta:non-whitespace-character-count="2865"/>
  </office:meta>
</office:document-meta>
</file>